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C000003ABA535935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5.673cm" svg:height="20.999cm" svg:x="1.191cm" svg:y="0.009cm">
          <draw:image xlink:href="Pictures/100000000000047C000003ABA53593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2" draw:text-style-name="P2" draw:layer="layout" svg:width="25.199cm" svg:height="16.255cm" svg:x="1.4cm" svg:y="0.837cm" presentation:class="subtitle" presentation:user-transformed="true">
          <draw:text-box>
            <text:p text:style-name="P2"><text:span text:style-name="T1">Schlussfolgerung:</text:span></text:p>
            <text:p text:style-name="P2"/>
            <text:list text:style-name="L2">
              <text:list-item>
                <text:p text:style-name="P2">Bei vielen Dezimalstellen schwankt die durchschnittliche Anzahl Runden bei wenigen Simulationsdurchläufen.</text:p>
              </text:list-item>
              <text:list-item>
                <text:p text:style-name="P2">Bei vielen Simulationsdurchläufen wird der Graph zu einer Gerad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4:59:38.708043246</meta:creation-date>
    <meta:generator>LibreOffice/4.2.8.2$Linux_X86_64 LibreOffice_project/420m0$Build-2</meta:generator>
    <dc:date>2015-10-28T09:07:02.660972499</dc:date>
    <meta:editing-duration>PT34S</meta:editing-duration>
    <meta:editing-cycles>3</meta:editing-cycles>
    <meta:document-statistic meta:object-count="27"/>
  </office:meta>
</office:document-meta>
</file>